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8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he negative existential cycle in Bant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gative existential cycle in Chadic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sions and commonalities in negative existential cycles in Arabic</text:p>
          </table:table-cell>
          <table:table-cell office:value-type="string" calcext:value-type="string">
            <text:p>Alexand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gative existential cycle in Ancient Hebrew</text:p>
          </table:table-cell>
          <table:table-cell office:value-type="string" calcext:value-type="string">
            <text:p>Wil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gative existential cycle in Ancient Egyptian</text:p>
          </table:table-cell>
          <table:table-cell office:value-type="string" calcext:value-type="string">
            <text:p>Wil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 existentials in Indo-European: a typological and diachronic overview</text:p>
          </table:table-cell>
          <table:table-cell office:value-type="string" calcext:value-type="string">
            <text:p>Wil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gative existential cycle in Moksh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ft's Cycle in Mandarin and Cantonese throughout history and across varietie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Lud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verbal negation markers and the Negative Existential Cycle in Bashkir and Kalmyk with some typological parallels</text:p>
          </table:table-cell>
          <table:table-cell office:value-type="string" calcext:value-type="string">
            <text:p>Benj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ion of the negative existential into the standard negation system: The case of Nanaic languages</text:p>
          </table:table-cell>
          <table:table-cell office:value-type="string" calcext:value-type="string">
            <text:p>Benja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ion &amp; Negation: Semantic change in the negative domains of three Australian (Pama-Nyungan) languages</text:p>
          </table:table-cell>
          <table:table-cell office:value-type="string" calcext:value-type="string">
            <text:p>J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on in Tacana (Amazonian Bolivia): synchronic description and diachronic reconstructio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Car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ntial negation in O'dam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Car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gative existential and other cycles: Jespersen, Givón, and the Copula Cycl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ndi</text:p>
          </table:table-cell>
        </table:table-row>
        <table:table-row table:style-name="ro1">
          <table:table-cell office:value-type="string" calcext:value-type="string">
            <text:p>Intertwining the negative cycl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Kalen</text:p>
          </table:table-cell>
          <table:table-cell office:value-type="string" calcext:value-type="string">
            <text:p>Joshu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3:18:49.639879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14:07:57.225035741</meta:creation-date>
    <dc:date>2021-06-29T17:43:38.197231844</dc:date>
    <meta:editing-duration>PT4H30M16S</meta:editing-duration>
    <meta:editing-cycles>2</meta:editing-cycles>
    <meta:generator>LibreOffice/6.0.7.3$Linux_X86_64 LibreOffice_project/00m0$Build-3</meta:generator>
    <meta:document-statistic meta:table-count="1" meta:cell-count="41" meta:object-count="0"/>
  </office:meta>
</office:document-meta>
</file>